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159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/>
    </style:style>
    <style:style style:name="gr7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8pt" style:font-weight-asian="250" style:font-size-complex="18pt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9pt" style:font-size-asian="18pt" style:font-weight-asian="normal" style:font-size-complex="18pt"/>
    </style:style>
    <style:style style:name="T1" style:family="text">
      <style:text-properties fo:font-size="12pt" style:font-size-asian="18pt" style:font-weight-asian="250" style:font-size-complex="18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05cm" svg:y1="2.126cm" svg:x2="4.299cm" svg:y2="3.053cm">
          <text:p/>
        </draw:line>
        <draw:line draw:style-name="gr1" draw:text-style-name="P1" draw:layer="layout" svg:x1="6.005cm" svg:y1="2.127cm" svg:x2="7.276cm" svg:y2="3cm">
          <text:p/>
        </draw:line>
        <draw:line draw:style-name="gr1" draw:text-style-name="P1" draw:layer="layout" svg:x1="7.965cm" svg:y1="3.768cm" svg:x2="7.277cm" svg:y2="3.001cm">
          <text:p/>
        </draw:line>
        <draw:line draw:style-name="gr1" draw:text-style-name="P1" draw:layer="layout" svg:x1="6.482cm" svg:y1="3.821cm" svg:x2="7.277cm" svg:y2="3.002cm">
          <text:p/>
        </draw:line>
        <draw:line draw:style-name="gr1" draw:text-style-name="P1" draw:layer="layout" svg:x1="3.001cm" svg:y1="3.582cm" svg:x2="4.458cm" svg:y2="2.867cm">
          <text:p/>
        </draw:line>
        <draw:line draw:style-name="gr1" draw:text-style-name="P1" draw:layer="layout" svg:x1="5.199cm" svg:y1="3.662cm" svg:x2="4.563cm" svg:y2="2.867cm">
          <text:p/>
        </draw:line>
        <draw:line draw:style-name="gr1" draw:text-style-name="P1" draw:layer="layout" svg:x1="5.293cm" svg:y1="3.742cm" svg:x2="4.499cm" svg:y2="4.536cm">
          <text:p/>
        </draw:line>
        <draw:line draw:style-name="gr1" draw:text-style-name="P1" draw:layer="layout" svg:x1="3.001cm" svg:y1="3.582cm" svg:x2="2.101cm" svg:y2="4.377cm">
          <text:p/>
        </draw:line>
        <draw:line draw:style-name="gr1" draw:text-style-name="P1" draw:layer="layout" svg:x1="3.001cm" svg:y1="3.583cm" svg:x2="3.504cm" svg:y2="4.403cm">
          <text:p/>
        </draw:line>
        <draw:custom-shape draw:style-name="gr2" draw:text-style-name="P1" draw:layer="layout" svg:width="0.678cm" svg:height="0.662cm" svg:x="4.092cm" svg:y="2.58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78cm" svg:height="0.662cm" svg:x="2.688cm" svg:y="3.384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78cm" svg:height="0.662cm" svg:x="1.761cm" svg:y="4.231cm">
          <text:p text:style-name="P1"><text:span text:style-name="T1">7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78cm" svg:height="0.662cm" svg:x="3.112cm" svg:y="4.23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78cm" svg:height="0.662cm" svg:x="4.133cm" svg:y="4.231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78cm" svg:height="0.662cm" svg:x="6.142cm" svg:y="3.384cm">
          <text:p text:style-name="P1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78cm" svg:height="0.662cm" svg:x="7.651cm" svg:y="3.384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78cm" svg:height="0.662cm" svg:x="6.83cm" svg:y="2.589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5.613cm" svg:y="1.86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4.927cm" svg:y="3.38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659cm" svg:height="0.564cm" svg:x="5.14cm" svg:y="1.933cm">
          <draw:text-box>
            <text:p><text:span text:style-name="T2">0</text:span></text:p>
          </draw:text-box>
        </draw:frame>
        <draw:frame draw:style-name="gr4" draw:text-style-name="P2" draw:layer="layout" svg:width="0.659cm" svg:height="0.564cm" svg:x="3.613cm" svg:y="2.648cm">
          <draw:text-box>
            <text:p><text:span text:style-name="T2">1</text:span></text:p>
          </draw:text-box>
        </draw:frame>
        <draw:frame draw:style-name="gr4" draw:text-style-name="P2" draw:layer="layout" svg:width="0.659cm" svg:height="0.564cm" svg:x="2.222cm" svg:y="3.423cm">
          <draw:text-box>
            <text:p><text:span text:style-name="T2">3</text:span></text:p>
          </draw:text-box>
        </draw:frame>
        <draw:frame draw:style-name="gr4" draw:text-style-name="P2" draw:layer="layout" svg:width="0.659cm" svg:height="0.564cm" svg:x="6.382cm" svg:y="2.695cm">
          <draw:text-box>
            <text:p><text:span text:style-name="T2">2</text:span></text:p>
          </draw:text-box>
        </draw:frame>
        <draw:frame draw:style-name="gr4" draw:text-style-name="P2" draw:layer="layout" svg:width="0.659cm" svg:height="0.564cm" svg:x="4.475cm" svg:y="3.447cm">
          <draw:text-box>
            <text:p><text:span text:style-name="T2">4</text:span></text:p>
          </draw:text-box>
        </draw:frame>
        <draw:frame draw:style-name="gr4" draw:text-style-name="P2" draw:layer="layout" svg:width="0.659cm" svg:height="0.564cm" svg:x="5.735cm" svg:y="3.455cm">
          <draw:text-box>
            <text:p><text:span text:style-name="T2">5</text:span></text:p>
          </draw:text-box>
        </draw:frame>
        <draw:frame draw:style-name="gr4" draw:text-style-name="P2" draw:layer="layout" svg:width="0.659cm" svg:height="0.564cm" svg:x="2.69cm" svg:y="4.359cm">
          <draw:text-box>
            <text:p><text:span text:style-name="T2">8</text:span></text:p>
          </draw:text-box>
        </draw:frame>
        <draw:frame draw:style-name="gr4" draw:text-style-name="P2" draw:layer="layout" svg:width="0.659cm" svg:height="0.564cm" svg:x="7.206cm" svg:y="3.474cm">
          <draw:text-box>
            <text:p><text:span text:style-name="T2">6</text:span></text:p>
          </draw:text-box>
        </draw:frame>
        <draw:frame draw:style-name="gr4" draw:text-style-name="P2" draw:layer="layout" svg:width="0.659cm" svg:height="0.564cm" svg:x="4.647cm" svg:y="4.33cm">
          <draw:text-box>
            <text:p><text:span text:style-name="T2">9</text:span></text:p>
          </draw:text-box>
        </draw:frame>
        <draw:frame draw:style-name="gr4" draw:text-style-name="P2" draw:layer="layout" svg:width="0.659cm" svg:height="0.564cm" svg:x="1.331cm" svg:y="4.287cm">
          <draw:text-box>
            <text:p><text:span text:style-name="T2">7</text:span></text:p>
          </draw:text-box>
        </draw:frame>
        <draw:rect draw:style-name="gr5" draw:text-style-name="P1" draw:layer="layout" svg:width="0.556cm" svg:height="0.543cm" svg:x="11.284cm" svg:y="3.227cm">
          <text:p text:style-name="P3"><text:span text:style-name="T1">2</text:span></text:p>
        </draw:rect>
        <draw:rect draw:style-name="gr5" draw:text-style-name="P1" draw:layer="layout" svg:width="0.556cm" svg:height="0.543cm" svg:x="11.784cm" svg:y="3.227cm">
          <text:p text:style-name="P3"><text:span text:style-name="T1">3</text:span></text:p>
        </draw:rect>
        <draw:rect draw:style-name="gr5" draw:text-style-name="P1" draw:layer="layout" svg:width="0.556cm" svg:height="0.543cm" svg:x="12.284cm" svg:y="3.227cm">
          <text:p text:style-name="P3"><text:span text:style-name="T1">8</text:span></text:p>
        </draw:rect>
        <draw:rect draw:style-name="gr5" draw:text-style-name="P1" draw:layer="layout" svg:width="0.556cm" svg:height="0.543cm" svg:x="12.784cm" svg:y="3.227cm">
          <text:p text:style-name="P3"><text:span text:style-name="T1">4</text:span></text:p>
        </draw:rect>
        <draw:rect draw:style-name="gr5" draw:text-style-name="P1" draw:layer="layout" svg:width="0.556cm" svg:height="0.543cm" svg:x="13.284cm" svg:y="3.227cm">
          <text:p text:style-name="P3"><text:span text:style-name="T1">7</text:span></text:p>
        </draw:rect>
        <draw:rect draw:style-name="gr5" draw:text-style-name="P1" draw:layer="layout" svg:width="0.556cm" svg:height="0.543cm" svg:x="13.784cm" svg:y="3.227cm">
          <text:p text:style-name="P3"><text:span text:style-name="T1">22</text:span></text:p>
        </draw:rect>
        <draw:rect draw:style-name="gr5" draw:text-style-name="P1" draw:layer="layout" svg:width="0.556cm" svg:height="0.543cm" svg:x="14.284cm" svg:y="3.227cm">
          <text:p text:style-name="P3"><text:span text:style-name="T1">9</text:span></text:p>
        </draw:rect>
        <draw:rect draw:style-name="gr5" draw:text-style-name="P1" draw:layer="layout" svg:width="0.556cm" svg:height="0.543cm" svg:x="14.784cm" svg:y="3.227cm">
          <text:p text:style-name="P3"><text:span text:style-name="T1">77</text:span></text:p>
        </draw:rect>
        <draw:rect draw:style-name="gr5" draw:text-style-name="P1" draw:layer="layout" svg:width="0.556cm" svg:height="0.543cm" svg:x="15.284cm" svg:y="3.227cm">
          <text:p text:style-name="P3"><text:span text:style-name="T1">6</text:span></text:p>
        </draw:rect>
        <draw:rect draw:style-name="gr5" draw:text-style-name="P1" draw:layer="layout" svg:width="0.556cm" svg:height="0.543cm" svg:x="15.784cm" svg:y="3.227cm">
          <text:p text:style-name="P3"><text:span text:style-name="T1">10</text:span></text:p>
        </draw:rect>
        <draw:rect draw:style-name="gr6" draw:text-style-name="P4" draw:layer="layout" svg:width="0.556cm" svg:height="0.543cm" svg:x="11.284cm" svg:y="2.728cm">
          <text:p text:style-name="P4">0</text:p>
        </draw:rect>
        <draw:rect draw:style-name="gr6" draw:text-style-name="P4" draw:layer="layout" svg:width="0.556cm" svg:height="0.543cm" svg:x="11.784cm" svg:y="2.728cm">
          <text:p text:style-name="P4">1</text:p>
        </draw:rect>
        <draw:rect draw:style-name="gr6" draw:text-style-name="P4" draw:layer="layout" svg:width="0.556cm" svg:height="0.543cm" svg:x="12.284cm" svg:y="2.728cm">
          <text:p text:style-name="P4">2</text:p>
        </draw:rect>
        <draw:rect draw:style-name="gr6" draw:text-style-name="P4" draw:layer="layout" svg:width="0.556cm" svg:height="0.543cm" svg:x="12.784cm" svg:y="2.728cm">
          <text:p text:style-name="P4">3</text:p>
        </draw:rect>
        <draw:rect draw:style-name="gr6" draw:text-style-name="P4" draw:layer="layout" svg:width="0.556cm" svg:height="0.543cm" svg:x="13.284cm" svg:y="2.728cm">
          <text:p text:style-name="P4">4</text:p>
        </draw:rect>
        <draw:rect draw:style-name="gr6" draw:text-style-name="P4" draw:layer="layout" svg:width="0.556cm" svg:height="0.543cm" svg:x="13.784cm" svg:y="2.728cm">
          <text:p text:style-name="P4">5</text:p>
        </draw:rect>
        <draw:rect draw:style-name="gr6" draw:text-style-name="P4" draw:layer="layout" svg:width="0.556cm" svg:height="0.543cm" svg:x="14.284cm" svg:y="2.728cm">
          <text:p text:style-name="P4">6</text:p>
        </draw:rect>
        <draw:rect draw:style-name="gr6" draw:text-style-name="P4" draw:layer="layout" svg:width="0.556cm" svg:height="0.543cm" svg:x="14.784cm" svg:y="2.728cm">
          <text:p text:style-name="P4">7</text:p>
        </draw:rect>
        <draw:rect draw:style-name="gr6" draw:text-style-name="P4" draw:layer="layout" svg:width="0.556cm" svg:height="0.543cm" svg:x="15.284cm" svg:y="2.728cm">
          <text:p text:style-name="P4">8</text:p>
        </draw:rect>
        <draw:rect draw:style-name="gr6" draw:text-style-name="P4" draw:layer="layout" svg:width="0.556cm" svg:height="0.543cm" svg:x="15.784cm" svg:y="2.728cm">
          <text:p text:style-name="P4">9</text:p>
        </draw:rect>
        <draw:line draw:style-name="gr7" draw:text-style-name="P3" draw:layer="layout" svg:x1="8.878cm" svg:y1="3.558cm" svg:x2="10.965cm" svg:y2="3.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9-18T16:07:50</meta:creation-date>
    <dc:date>2020-09-28T14:26:47</dc:date>
    <meta:editing-duration>P2DT6H40M46S</meta:editing-duration>
    <meta:editing-cycles>7</meta:editing-cycles>
    <meta:generator>OpenOffice/4.1.5$Unix OpenOffice.org_project/415m1$Build-9789</meta:generator>
    <dc:creator>James Plank</dc:creator>
    <meta:document-statistic meta:object-count="50"/>
    <meta:user-defined meta:name="Info 1"/>
    <meta:user-defined meta:name="Info 2"/>
    <meta:user-defined meta:name="Info 3"/>
    <meta:user-defined meta:name="Info 4"/>
  </office:meta>
</office:document-meta>
</file>